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>
      <style:text-properties fo:font-weight="bold" officeooo:paragraph-rsid="001e2c77" style:font-weight-asian="bold" style:font-weight-complex="bold"/>
    </style:style>
    <style:style style:name="P2" style:family="paragraph" style:parent-style-name="Standard">
      <style:text-properties fo:font-weight="bold" officeooo:paragraph-rsid="002cfa84" style:font-weight-asian="bold" style:font-weight-complex="bold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12pt" fo:font-weight="bold" officeooo:rsid="008403ab" officeooo:paragraph-rsid="002314cf" style:font-size-asian="12pt" style:font-weight-asian="bold" style:font-size-complex="12pt" style:font-weight-complex="bold"/>
    </style:style>
    <style:style style:name="P4" style:family="paragraph" style:parent-style-name="normal">
      <style:paragraph-properties fo:margin-left="0in" fo:margin-right="0in" fo:text-indent="0.5in" style:auto-text-indent="false"/>
      <style:text-properties fo:font-size="12pt" fo:font-weight="normal" officeooo:paragraph-rsid="001c2bb8" style:font-size-asian="12pt" style:font-weight-asian="normal" style:font-size-complex="12pt" style:font-weight-complex="normal"/>
    </style:style>
    <style:style style:name="P5" style:family="paragraph" style:parent-style-name="normal">
      <style:paragraph-properties fo:margin-left="0in" fo:margin-right="0in" fo:text-indent="0in" style:auto-text-indent="false"/>
      <style:text-properties fo:font-size="14pt" fo:font-weight="bold" officeooo:rsid="008403ab" officeooo:paragraph-rsid="001e2c77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size="14pt" fo:font-weight="bold" officeooo:rsid="003f4e04" officeooo:paragraph-rsid="00243d17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4pt" fo:font-weight="bold" officeooo:rsid="003f4e04" officeooo:paragraph-rsid="0025e064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size="14pt" fo:font-weight="bold" officeooo:rsid="003f4e04" officeooo:paragraph-rsid="002ad07e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size="14pt" fo:font-weight="bold" officeooo:rsid="003f4e04" officeooo:paragraph-rsid="002cfa84" style:font-size-asian="14pt" style:font-weight-asian="bold" style:font-size-complex="14pt" style:font-weight-complex="bold"/>
    </style:style>
    <style:style style:name="P10" style:family="paragraph" style:parent-style-name="normal">
      <style:paragraph-properties fo:margin-left="0in" fo:margin-right="0in" fo:text-indent="0in" style:auto-text-indent="false"/>
      <style:text-properties fo:font-size="14pt" fo:font-weight="bold" officeooo:rsid="003f4e04" officeooo:paragraph-rsid="0023b1c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size="14pt" fo:font-weight="normal" officeooo:rsid="003f4e04" officeooo:paragraph-rsid="0026882a" style:font-size-asian="14pt" style:font-weight-asian="normal" style:font-size-complex="14pt" style:font-weight-complex="normal"/>
    </style:style>
    <style:style style:name="P12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size="12pt" fo:font-weight="normal" officeooo:rsid="002e1eec" officeooo:paragraph-rsid="00522b46" style:font-size-asian="12pt" style:font-weight-asian="normal" style:font-size-complex="12pt" style:font-weight-complex="normal"/>
    </style:style>
    <style:style style:name="P13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officeooo:rsid="002e1eec" officeooo:paragraph-rsid="004ac8d7"/>
    </style:style>
    <style:style style:name="P14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officeooo:paragraph-rsid="005adf7b"/>
    </style:style>
    <style:style style:name="P15" style:family="paragraph" style:parent-style-name="Standard">
      <style:text-properties fo:font-size="12pt" fo:font-weight="bold" officeooo:paragraph-rsid="001e2c77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size="12pt" fo:font-weight="bold" officeooo:rsid="0041ab94" officeooo:paragraph-rsid="00243d17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size="12pt" fo:font-weight="bold" officeooo:rsid="002584df" officeooo:paragraph-rsid="0027beca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size="12pt" fo:font-weight="bold" officeooo:rsid="002584df" officeooo:paragraph-rsid="002beac4" style:font-size-asian="12pt" style:font-weight-asian="bold" style:font-size-complex="12pt" style:font-weight-complex="bold"/>
    </style:style>
    <style:style style:name="P19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2pt" fo:font-weight="bold" officeooo:rsid="002e1eec" officeooo:paragraph-rsid="005947e9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font-size="12pt" fo:font-weight="bold" officeooo:rsid="0085cf28" officeooo:paragraph-rsid="0020038f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font-size="12pt" fo:font-weight="normal" officeooo:rsid="002584df" officeooo:paragraph-rsid="00243d1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font-size="12pt" fo:font-weight="normal" officeooo:rsid="002584df" officeooo:paragraph-rsid="002ad07e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size="12pt" fo:font-weight="normal" officeooo:rsid="002e1eec" officeooo:paragraph-rsid="004dda37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size="12pt" fo:font-weight="normal" officeooo:rsid="002e1eec" officeooo:paragraph-rsid="004f09d4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2pt" fo:font-weight="normal" officeooo:rsid="002e1eec" officeooo:paragraph-rsid="004f09d4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size="12pt" fo:font-weight="normal" officeooo:rsid="002e1eec" officeooo:paragraph-rsid="004f3e61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size="12pt" fo:font-weight="normal" officeooo:rsid="002e1eec" officeooo:paragraph-rsid="00522b46" style:font-size-asian="12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2pt" fo:font-weight="normal" officeooo:rsid="002e1eec" officeooo:paragraph-rsid="00522b46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size="12pt" fo:font-weight="normal" officeooo:rsid="002e1eec" officeooo:paragraph-rsid="00522b46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size="12pt" fo:font-weight="normal" officeooo:rsid="002e1eec" officeooo:paragraph-rsid="005374b7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2pt" fo:font-weight="normal" officeooo:rsid="002e1eec" officeooo:paragraph-rsid="0054bd10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2pt" fo:font-weight="normal" officeooo:rsid="00586ed7" officeooo:paragraph-rsid="00586ed7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in" fo:margin-right="0in" fo:text-indent="0.5in" style:auto-text-indent="false" style:writing-mode="lr-tb"/>
      <style:text-properties fo:font-size="12pt" officeooo:paragraph-rsid="005374b7" style:font-size-asian="12pt" style:font-size-complex="12pt"/>
    </style:style>
    <style:style style:name="P3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4pt" fo:font-weight="bold" officeooo:rsid="003f4e04" officeooo:paragraph-rsid="0033e1f3" style:font-size-asian="14pt" style:font-weight-asian="bold" style:font-size-complex="14pt" style:font-weight-complex="bold"/>
    </style:style>
    <style:style style:name="P3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4pt" fo:font-weight="bold" officeooo:rsid="001ac462" officeooo:paragraph-rsid="00387620" style:font-size-asian="14pt" style:font-weight-asian="bold" style:font-size-complex="14pt" style:font-weight-complex="bold"/>
    </style:style>
    <style:style style:name="P3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4pt" fo:font-weight="bold" officeooo:rsid="001ac462" officeooo:paragraph-rsid="003c50b4" style:font-size-asian="14pt" style:font-weight-asian="bold" style:font-size-complex="14pt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4pt" fo:font-weight="bold" officeooo:rsid="001ac462" officeooo:paragraph-rsid="003e49df" style:font-size-asian="14pt" style:font-weight-asian="bold" style:font-size-complex="14pt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4pt" fo:font-weight="bold" officeooo:rsid="001ac462" officeooo:paragraph-rsid="003efb5c" style:font-size-asian="14pt" style:font-weight-asian="bold" style:font-size-complex="14pt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4pt" fo:font-weight="bold" officeooo:rsid="001ac462" officeooo:paragraph-rsid="003f95e1" style:font-size-asian="14pt" style:font-weight-asian="bold" style:font-size-complex="14pt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4pt" fo:font-weight="bold" officeooo:rsid="001ac462" officeooo:paragraph-rsid="00431cd9" style:font-size-asian="14pt" style:font-weight-asian="bold" style:font-size-complex="14pt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4pt" fo:font-weight="bold" officeooo:rsid="001ac462" officeooo:paragraph-rsid="004594ee" style:font-size-asian="14pt" style:font-weight-asian="bold" style:font-size-complex="14pt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size="14pt" fo:font-weight="bold" officeooo:rsid="001ac462" officeooo:paragraph-rsid="0046bf68" style:font-size-asian="14pt" style:font-weight-asian="bold" style:font-size-complex="14pt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4pt" fo:font-weight="bold" officeooo:rsid="00183ec1" officeooo:paragraph-rsid="0049e86f" style:font-size-asian="14pt" style:font-weight-asian="bold" style:font-size-complex="14pt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4pt" fo:font-weight="bold" officeooo:rsid="00183ec1" officeooo:paragraph-rsid="004b719d" style:font-size-asian="14pt" style:font-weight-asian="bold" style:font-size-complex="14pt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4pt" fo:font-weight="bold" officeooo:rsid="002e1eec" officeooo:paragraph-rsid="00387620" style:font-size-asian="14pt" style:font-weight-asian="bold" style:font-size-complex="14pt"/>
    </style:style>
    <style:style style:name="P46" style:family="paragraph" style:parent-style-name="Standard">
      <style:text-properties fo:font-weight="bold" officeooo:paragraph-rsid="0033e1f3" style:font-weight-asian="bold" style:font-weight-complex="bold"/>
    </style:style>
    <style:style style:name="P47" style:family="paragraph" style:parent-style-name="Standard">
      <style:text-properties fo:font-weight="bold" officeooo:paragraph-rsid="00387620" style:font-weight-asian="bold" style:font-weight-complex="bold"/>
    </style:style>
    <style:style style:name="P48" style:family="paragraph" style:parent-style-name="Standard">
      <style:text-properties fo:font-weight="bold" officeooo:paragraph-rsid="00431cd9" style:font-weight-asian="bold" style:font-weight-complex="bold"/>
    </style:style>
    <style:style style:name="P49" style:family="paragraph" style:parent-style-name="Standard">
      <style:text-properties fo:font-weight="bold" officeooo:paragraph-rsid="0054bd10" style:font-weight-asian="bold" style:font-weight-complex="bold"/>
    </style:style>
    <style:style style:name="P50" style:family="paragraph" style:parent-style-name="Standard">
      <style:text-properties fo:font-weight="bold" officeooo:paragraph-rsid="001e2c77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officeooo:rsid="001ac462" officeooo:paragraph-rsid="003716d4"/>
    </style:style>
    <style:style style:name="P5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officeooo:paragraph-rsid="003a87d0"/>
    </style:style>
    <style:style style:name="P53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officeooo:paragraph-rsid="005adf7b"/>
    </style:style>
    <style:style style:name="P54" style:family="paragraph" style:parent-style-name="Standard">
      <style:paragraph-properties fo:margin-left="0in" fo:margin-right="0in" fo:text-indent="0in" style:auto-text-indent="false"/>
      <style:text-properties officeooo:paragraph-rsid="00402ffd"/>
    </style:style>
    <style:style style:name="P55" style:family="paragraph" style:parent-style-name="Standard">
      <style:text-properties officeooo:paragraph-rsid="004a27f9"/>
    </style:style>
    <style:style style:name="P5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officeooo:rsid="002e1eec" officeooo:paragraph-rsid="004ac8d7"/>
    </style:style>
    <style:style style:name="P57" style:family="paragraph" style:parent-style-name="normal">
      <style:paragraph-properties fo:margin-left="0in" fo:margin-right="0in" fo:text-indent="0in" style:auto-text-indent="false"/>
      <style:text-properties fo:font-size="12pt" fo:font-weight="normal" officeooo:rsid="0085cf28" officeooo:paragraph-rsid="001e2c77" style:font-size-asian="10.5pt" style:font-weight-asian="normal" style:font-size-complex="12pt" style:font-weight-complex="normal"/>
    </style:style>
    <style:style style:name="P58" style:family="paragraph" style:parent-style-name="normal">
      <style:paragraph-properties fo:margin-left="0in" fo:margin-right="0in" fo:text-indent="0in" style:auto-text-indent="false"/>
      <style:text-properties fo:font-size="12pt" fo:font-weight="normal" officeooo:rsid="0085cf28" officeooo:paragraph-rsid="0021f38f" style:font-size-asian="10.5pt" style:font-weight-asian="normal" style:font-size-complex="12pt" style:font-weight-complex="normal"/>
    </style:style>
    <style:style style:name="P59" style:family="paragraph" style:parent-style-name="normal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2pt" fo:font-weight="normal" officeooo:rsid="00362b69" officeooo:paragraph-rsid="004ac8d7" style:font-size-asian="10.5pt" style:font-weight-asian="normal" style:font-size-complex="12pt" style:font-weight-complex="normal"/>
    </style:style>
    <style:style style:name="P60" style:family="paragraph" style:parent-style-name="normal">
      <style:paragraph-properties fo:margin-left="0in" fo:margin-right="0in" fo:text-indent="0in" style:auto-text-indent="false"/>
      <style:text-properties fo:font-size="12pt" fo:font-weight="normal" officeooo:rsid="0041ab94" officeooo:paragraph-rsid="0023b1c8" style:font-size-asian="12pt" style:font-weight-asian="normal" style:font-size-complex="12pt" style:font-weight-complex="normal"/>
    </style:style>
    <style:style style:name="P61" style:family="paragraph" style:parent-style-name="normal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2pt" fo:font-weight="normal" officeooo:rsid="00183ec1" officeooo:paragraph-rsid="004a27f9" style:font-size-asian="12pt" style:font-weight-asian="normal" style:font-size-complex="12pt" style:font-weight-complex="normal"/>
    </style:style>
    <style:style style:name="P62" style:family="paragraph" style:parent-style-name="normal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2pt" fo:font-weight="normal" officeooo:rsid="002e1eec" officeooo:paragraph-rsid="004ac8d7" style:font-size-asian="12pt" style:font-weight-asian="normal" style:font-size-complex="12pt" style:font-weight-complex="normal"/>
    </style:style>
    <style:style style:name="P63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size="12pt" fo:font-weight="normal" officeooo:rsid="002e1eec" officeooo:paragraph-rsid="004c35ff" style:font-size-asian="12pt" style:font-weight-asian="normal" style:font-size-complex="12pt" style:font-weight-complex="normal"/>
    </style:style>
    <style:style style:name="P64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size="12pt" fo:font-weight="normal" officeooo:rsid="002e1eec" officeooo:paragraph-rsid="0050c0c6" style:font-size-asian="12pt" style:font-weight-asian="normal" style:font-size-complex="12pt" style:font-weight-complex="normal"/>
    </style:style>
    <style:style style:name="P65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2pt" fo:font-weight="normal" officeooo:rsid="002e1eec" officeooo:paragraph-rsid="00522b46" style:font-size-asian="12pt" style:font-weight-asian="normal" style:font-size-complex="12pt" style:font-weight-complex="normal"/>
    </style:style>
    <style:style style:name="P66" style:family="paragraph" style:parent-style-name="normal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size="12pt" fo:font-weight="normal" officeooo:rsid="002e1eec" officeooo:paragraph-rsid="00522b46" style:font-size-asian="12pt" style:font-weight-asian="normal" style:font-size-complex="12pt" style:font-weight-complex="normal"/>
    </style:style>
    <style:style style:name="P67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2pt" fo:font-weight="normal" officeooo:rsid="002e1eec" officeooo:paragraph-rsid="005374b7" style:font-size-asian="12pt" style:font-weight-asian="normal" style:font-size-complex="12pt" style:font-weight-complex="normal"/>
    </style:style>
    <style:style style:name="P68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2pt" fo:font-weight="normal" officeooo:rsid="002e1eec" officeooo:paragraph-rsid="0054bd10" style:font-size-asian="12pt" style:font-weight-asian="normal" style:font-size-complex="12pt" style:font-weight-complex="normal"/>
    </style:style>
    <style:style style:name="P69" style:family="paragraph" style:parent-style-name="normal">
      <style:paragraph-properties fo:margin-left="0.5in" fo:margin-right="0in" fo:text-indent="0.5in" style:auto-text-indent="false"/>
      <style:text-properties fo:font-size="12pt" officeooo:paragraph-rsid="005374b7" style:font-size-asian="12pt" style:font-size-complex="12pt"/>
    </style:style>
    <style:style style:name="P70" style:family="paragraph" style:parent-style-name="normal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4pt" fo:font-weight="bold" officeooo:rsid="003f4e04" officeooo:paragraph-rsid="002dff0c" style:font-size-asian="14pt" style:font-weight-asian="bold" style:font-size-complex="14pt" style:font-weight-complex="bold"/>
    </style:style>
    <style:style style:name="P71" style:family="paragraph" style:parent-style-name="normal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4pt" fo:font-weight="bold" officeooo:rsid="003f4e04" officeooo:paragraph-rsid="00387620" style:font-size-asian="14pt" style:font-weight-asian="bold" style:font-size-complex="14pt" style:font-weight-complex="bold"/>
    </style:style>
    <style:style style:name="P72" style:family="paragraph" style:parent-style-name="normal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4pt" fo:font-weight="bold" officeooo:rsid="001ac462" officeooo:paragraph-rsid="00345f21" style:font-size-asian="14pt" style:font-weight-asian="bold" style:font-size-complex="14pt" style:font-weight-complex="bold"/>
    </style:style>
    <style:style style:name="P73" style:family="paragraph" style:parent-style-name="normal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4pt" fo:font-weight="bold" officeooo:rsid="001ac462" officeooo:paragraph-rsid="003716d4" style:font-size-asian="14pt" style:font-weight-asian="bold" style:font-size-complex="14pt" style:font-weight-complex="bold"/>
    </style:style>
    <style:style style:name="P74" style:family="paragraph" style:parent-style-name="normal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4pt" fo:font-weight="bold" officeooo:rsid="001ac462" officeooo:paragraph-rsid="0037172b" style:font-size-asian="14pt" style:font-weight-asian="bold" style:font-size-complex="14pt" style:font-weight-complex="bold"/>
    </style:style>
    <style:style style:name="P75" style:family="paragraph" style:parent-style-name="normal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4pt" fo:font-weight="bold" officeooo:rsid="001ac462" officeooo:paragraph-rsid="003a87d0" style:font-size-asian="14pt" style:font-weight-asian="bold" style:font-size-complex="14pt" style:font-weight-complex="bold"/>
    </style:style>
    <style:style style:name="P76" style:family="paragraph" style:parent-style-name="normal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4pt" fo:font-weight="bold" officeooo:rsid="001ac462" officeooo:paragraph-rsid="00402ffd" style:font-size-asian="14pt" style:font-weight-asian="bold" style:font-size-complex="14pt" style:font-weight-complex="bold"/>
    </style:style>
    <style:style style:name="P77" style:family="paragraph" style:parent-style-name="normal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4pt" fo:font-weight="bold" officeooo:rsid="00183ec1" officeooo:paragraph-rsid="0047f763" style:font-size-asian="14pt" style:font-weight-asian="bold" style:font-size-complex="14pt" style:font-weight-complex="bold"/>
    </style:style>
    <style:style style:name="P78" style:family="paragraph" style:parent-style-name="normal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4pt" fo:font-weight="bold" officeooo:rsid="00183ec1" officeooo:paragraph-rsid="0049e86f" style:font-size-asian="14pt" style:font-weight-asian="bold" style:font-size-complex="14pt" style:font-weight-complex="bold"/>
    </style:style>
    <style:style style:name="P79" style:family="paragraph" style:parent-style-name="normal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4pt" fo:font-weight="bold" officeooo:rsid="002e1eec" officeooo:paragraph-rsid="00387620" style:font-size-asian="14pt" style:font-weight-asian="bold" style:font-size-complex="14pt"/>
    </style:style>
    <style:style style:name="P80" style:family="paragraph" style:parent-style-name="normal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size="14pt" fo:font-weight="normal" officeooo:rsid="001ac462" officeooo:paragraph-rsid="00441f58" style:font-size-asian="14pt" style:font-weight-asian="normal" style:font-size-complex="14pt" style:font-weight-complex="normal"/>
    </style:style>
    <style:style style:name="P81" style:family="paragraph" style:parent-style-name="normal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officeooo:paragraph-rsid="003716d4"/>
    </style:style>
    <style:style style:name="P82" style:family="paragraph" style:parent-style-name="normal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officeooo:paragraph-rsid="00387620"/>
    </style:style>
    <style:style style:name="P83" style:family="paragraph" style:parent-style-name="normal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officeooo:paragraph-rsid="003a87d0"/>
    </style:style>
    <style:style style:name="P84" style:family="paragraph" style:parent-style-name="normal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officeooo:rsid="001ac462" officeooo:paragraph-rsid="003716d4"/>
    </style:style>
    <style:style style:name="P85" style:family="paragraph" style:parent-style-name="normal">
      <style:paragraph-properties fo:margin-left="0.5in" fo:margin-right="0in" fo:text-indent="0.5in" style:auto-text-indent="false"/>
      <style:text-properties officeooo:paragraph-rsid="00402ffd"/>
    </style:style>
    <style:style style:name="P86" style:family="paragraph" style:parent-style-name="normal">
      <style:text-properties officeooo:paragraph-rsid="00402ffd"/>
    </style:style>
    <style:style style:name="P87" style:family="paragraph" style:parent-style-name="normal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officeooo:rsid="002e1eec" officeooo:paragraph-rsid="004ac8d7"/>
    </style:style>
    <style:style style:name="P88" style:family="paragraph" style:parent-style-name="normal">
      <style:paragraph-properties fo:margin-left="0.5in" fo:margin-right="0in" fo:text-indent="0.5in" style:auto-text-indent="false"/>
      <style:text-properties officeooo:paragraph-rsid="0050c0c6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e808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85cf28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41ab94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2584df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2ad07e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7d6ec2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5adf7b" style:font-size-asian="12pt" style:font-weight-asian="normal" style:font-size-complex="12pt" style:font-weight-complex="normal"/>
    </style:style>
    <style:style style:name="T9" style:family="text">
      <style:text-properties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85cf28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46ca18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488f67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706d21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358004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362b69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37ebd4" style:font-size-asian="10.5pt" style:font-weight-asian="normal" style:font-size-complex="12pt" style:font-weight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41ab94" style:font-size-asian="12pt" style:font-size-complex="12pt"/>
    </style:style>
    <style:style style:name="T19" style:family="text">
      <style:text-properties fo:font-size="12pt" officeooo:rsid="002584df" style:font-size-asian="12pt" style:font-size-complex="12pt"/>
    </style:style>
    <style:style style:name="T20" style:family="text">
      <style:text-properties fo:font-size="12pt" officeooo:rsid="0026882a" style:font-size-asian="12pt" style:font-size-complex="12pt"/>
    </style:style>
    <style:style style:name="T21" style:family="text">
      <style:text-properties fo:font-size="12pt" officeooo:rsid="001e0112" style:font-size-asian="12pt" style:font-size-complex="12pt"/>
    </style:style>
    <style:style style:name="T22" style:family="text">
      <style:text-properties fo:font-size="12pt" officeooo:rsid="0024593a" style:font-size-asian="12pt" style:font-size-complex="12pt"/>
    </style:style>
    <style:style style:name="T23" style:family="text">
      <style:text-properties fo:font-size="12pt" officeooo:rsid="0025c4ab" style:font-size-asian="12pt" style:font-size-complex="12pt"/>
    </style:style>
    <style:style style:name="T24" style:family="text">
      <style:text-properties fo:font-size="12pt" officeooo:rsid="001e0b77" style:font-size-asian="12pt" style:font-size-complex="12pt"/>
    </style:style>
    <style:style style:name="T25" style:family="text">
      <style:text-properties fo:font-size="12pt" officeooo:rsid="001ff619" style:font-size-asian="12pt" style:font-size-complex="12pt"/>
    </style:style>
    <style:style style:name="T26" style:family="text">
      <style:text-properties fo:font-size="12pt" officeooo:rsid="00216683" style:font-size-asian="12pt" style:font-size-complex="12pt"/>
    </style:style>
    <style:style style:name="T27" style:family="text">
      <style:text-properties fo:font-size="12pt" officeooo:rsid="0022fdb3" style:font-size-asian="12pt" style:font-size-complex="12pt"/>
    </style:style>
    <style:style style:name="T28" style:family="text">
      <style:text-properties fo:font-size="12pt" officeooo:rsid="007d6ec2" style:font-size-asian="12pt" style:font-size-complex="12pt"/>
    </style:style>
    <style:style style:name="T29" style:family="text">
      <style:text-properties fo:font-size="12pt" officeooo:rsid="00591e5e" style:font-size-asian="12pt" style:font-size-complex="12pt"/>
    </style:style>
    <style:style style:name="T30" style:family="text">
      <style:text-properties fo:font-size="12pt" officeooo:rsid="005a745b" style:font-size-asian="12pt" style:font-size-complex="12pt"/>
    </style:style>
    <style:style style:name="T31" style:family="text">
      <style:text-properties fo:font-size="12pt" officeooo:rsid="0046ca18" style:font-size-asian="10.5pt" style:font-size-complex="12pt" style:font-weight-complex="bold"/>
    </style:style>
    <style:style style:name="T32" style:family="text">
      <style:text-properties fo:font-size="12pt" fo:font-style="normal" fo:font-weight="normal" officeooo:rsid="002beac4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officeooo:rsid="002584df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normal" officeooo:rsid="002cfa84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officeooo:rsid="002584df" style:font-size-asian="12pt" style:font-style-asian="normal" style:font-size-complex="12pt" style:font-style-complex="normal"/>
    </style:style>
    <style:style style:name="T36" style:family="text">
      <style:text-properties fo:font-size="12pt" fo:font-weight="bold" style:font-size-asian="12pt" style:font-weight-asian="bold" style:font-size-complex="12pt"/>
    </style:style>
    <style:style style:name="T37" style:family="text">
      <style:text-properties fo:font-size="12pt" fo:font-weight="bold" officeooo:rsid="001e0112" style:font-size-asian="12pt" style:font-weight-asian="bold" style:font-size-complex="12pt" style:font-weight-complex="bold"/>
    </style:style>
    <style:style style:name="T38" style:family="text">
      <style:text-properties fo:font-size="12pt" fo:font-weight="bold" officeooo:rsid="0024593a" style:font-size-asian="12pt" style:font-weight-asian="bold" style:font-size-complex="12pt" style:font-weight-complex="bold"/>
    </style:style>
    <style:style style:name="T39" style:family="text">
      <style:text-properties fo:font-size="12pt" fo:font-weight="bold" officeooo:rsid="00591e5e" style:font-size-asian="12pt" style:font-weight-asian="bold" style:font-size-complex="12pt"/>
    </style:style>
    <style:style style:name="T40" style:family="text">
      <style:text-properties fo:font-size="12pt" fo:font-weight="bold" officeooo:rsid="005a745b" style:font-size-asian="12pt" style:font-weight-asian="bold" style:font-size-complex="12pt"/>
    </style:style>
    <style:style style:name="T41" style:family="text">
      <style:text-properties fo:font-size="12pt" fo:font-weight="bold" officeooo:rsid="00362b69" style:font-size-asian="10.5pt" style:font-weight-asian="bold" style:font-size-complex="12pt" style:font-weight-complex="bold"/>
    </style:style>
    <style:style style:name="T42" style:family="text">
      <style:text-properties fo:font-size="12pt" fo:font-style="italic" fo:font-weight="normal" officeooo:rsid="00362b69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fo:font-size="12pt" fo:font-style="italic" fo:font-weight="normal" officeooo:rsid="003c6c5f" style:font-size-asian="10.5pt" style:font-style-asian="italic" style:font-weight-asian="normal" style:font-size-complex="12pt" style:font-style-complex="italic" style:font-weight-complex="normal"/>
    </style:style>
    <style:style style:name="T44" style:family="text">
      <style:text-properties fo:font-size="12pt" fo:font-style="italic" fo:font-weight="normal" officeooo:rsid="003d1d4a" style:font-size-asian="10.5pt" style:font-style-asian="italic" style:font-weight-asian="normal" style:font-size-complex="12pt" style:font-style-complex="italic" style:font-weight-complex="normal"/>
    </style:style>
    <style:style style:name="T45" style:family="text">
      <style:text-properties fo:font-size="12pt" fo:font-style="italic" fo:font-weight="normal" officeooo:rsid="00396aab" style:font-size-asian="10.5pt" style:font-style-asian="italic" style:font-weight-asian="normal" style:font-size-complex="12pt" style:font-style-complex="italic" style:font-weight-complex="normal"/>
    </style:style>
    <style:style style:name="T46" style:family="text">
      <style:text-properties fo:font-size="12pt" fo:font-style="italic" fo:font-weight="normal" officeooo:rsid="003ad191" style:font-size-asian="10.5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085cf28" style:font-size-asian="10.5pt"/>
    </style:style>
    <style:style style:name="T49" style:family="text">
      <style:text-properties officeooo:rsid="002314cf" style:font-size-asian="10.5pt"/>
    </style:style>
    <style:style style:name="T50" style:family="text">
      <style:text-properties style:font-name="Arial"/>
    </style:style>
    <style:style style:name="T51" style:family="text">
      <style:text-properties style:font-name="Arial" fo:font-size="12pt" fo:font-style="normal" fo:font-weight="normal" officeooo:rsid="004a8aa9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Arial" fo:font-size="12pt" fo:font-style="normal" fo:font-weight="normal" officeooo:rsid="002dff0c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Arial" fo:font-size="12pt" fo:font-style="normal" fo:font-weight="normal" officeooo:rsid="001cb35b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Arial" fo:font-size="12pt" fo:font-style="normal" fo:font-weight="normal" officeooo:rsid="0033f2e8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Arial" fo:font-size="12pt" fo:font-style="normal" fo:font-weight="normal" officeooo:rsid="00345f21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Arial" fo:font-size="12pt" fo:font-style="normal" fo:font-weight="normal" officeooo:rsid="001cbd6a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Arial" fo:font-size="12pt" fo:font-style="normal" fo:font-weight="normal" officeooo:rsid="001e0112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Arial" fo:font-size="12pt" fo:font-style="normal" fo:font-weight="normal" officeooo:rsid="0024593a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Arial" fo:font-size="12pt" fo:font-style="normal" fo:font-weight="normal" officeooo:rsid="0025c4ab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Arial" fo:font-size="12pt" fo:font-style="normal" fo:font-weight="normal" officeooo:rsid="002bf5f9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Arial" fo:font-size="12pt" fo:font-style="normal" fo:font-weight="normal" officeooo:rsid="002db9a3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Arial" fo:font-size="12pt" fo:font-style="normal" fo:font-weight="normal" officeooo:rsid="0028f385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Arial" fo:font-size="12pt" fo:font-style="normal" fo:font-weight="normal" officeooo:rsid="0037172b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Arial" fo:font-size="12pt" fo:font-style="normal" fo:font-weight="normal" officeooo:rsid="0018d4c6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Arial" fo:font-size="12pt" fo:font-style="normal" fo:font-weight="normal" officeooo:rsid="0019ef50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font-name="Arial" fo:font-size="12pt" fo:font-style="normal" officeooo:rsid="003064ad" style:font-size-asian="10.5pt" style:font-style-asian="normal" style:font-size-complex="12pt" style:font-style-complex="normal"/>
    </style:style>
    <style:style style:name="T67" style:family="text">
      <style:text-properties style:font-name="Arial" fo:font-size="12pt" fo:font-style="normal" officeooo:rsid="0037172b" style:font-size-asian="12pt" style:font-style-asian="normal" style:font-size-complex="12pt" style:font-style-complex="normal"/>
    </style:style>
    <style:style style:name="T68" style:family="text">
      <style:text-properties style:font-name="Arial" fo:font-size="12pt" fo:font-style="normal" fo:font-weight="bold" officeooo:rsid="004f09d4" style:font-size-asian="12pt" style:font-style-asian="normal" style:font-weight-asian="bold" style:font-size-complex="12pt" style:font-style-complex="normal" style:font-weight-complex="bold"/>
    </style:style>
    <style:style style:name="T69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70" style:family="text">
      <style:text-properties style:font-name="Arial" fo:font-size="12pt" fo:font-weight="normal" officeooo:rsid="0046ca18" style:font-size-asian="10.5pt" style:font-weight-asian="normal" style:font-size-complex="12pt" style:font-weight-complex="normal"/>
    </style:style>
    <style:style style:name="T71" style:family="text">
      <style:text-properties style:font-name="Arial" fo:font-size="12pt" fo:font-weight="normal" officeooo:rsid="00488f67" style:font-size-asian="10.5pt" style:font-weight-asian="normal" style:font-size-complex="12pt" style:font-weight-complex="normal"/>
    </style:style>
    <style:style style:name="T72" style:family="text">
      <style:text-properties style:font-name="Arial" fo:font-size="12pt" fo:font-weight="normal" officeooo:rsid="0078a1a4" style:font-size-asian="10.5pt" style:font-weight-asian="normal" style:font-size-complex="12pt" style:font-weight-complex="normal"/>
    </style:style>
    <style:style style:name="T73" style:family="text">
      <style:text-properties style:font-name="Arial" fo:font-size="12pt" fo:font-weight="normal" officeooo:rsid="0079f8e2" style:font-size-asian="10.5pt" style:font-weight-asian="normal" style:font-size-complex="12pt" style:font-weight-complex="normal"/>
    </style:style>
    <style:style style:name="T74" style:family="text">
      <style:text-properties style:font-name="Arial" fo:font-size="12pt" fo:font-weight="normal" officeooo:rsid="004a8aa9" style:font-size-asian="10.5pt" style:font-weight-asian="normal" style:font-size-complex="12pt" style:font-weight-complex="normal"/>
    </style:style>
    <style:style style:name="T75" style:family="text">
      <style:text-properties style:font-name="Arial" fo:font-size="12pt" fo:font-weight="normal" officeooo:rsid="0037ebd4" style:font-size-asian="10.5pt" style:font-weight-asian="normal" style:font-size-complex="12pt" style:font-weight-complex="normal"/>
    </style:style>
    <style:style style:name="T76" style:family="text">
      <style:text-properties style:font-name="Arial" fo:font-size="12pt" fo:font-weight="bold" officeooo:rsid="0046ca18" style:font-size-asian="10.5pt" style:font-weight-asian="bold" style:font-size-complex="12pt" style:font-weight-complex="bold"/>
    </style:style>
    <style:style style:name="T77" style:family="text">
      <style:text-properties style:font-name="Arial" fo:font-size="12pt" officeooo:rsid="0078a1a4" style:font-size-asian="10.5pt" style:font-size-complex="12pt"/>
    </style:style>
    <style:style style:name="T78" style:family="text">
      <style:text-properties style:font-name="Arial" fo:font-style="normal" officeooo:rsid="004f09d4" style:font-style-asian="normal" style:font-style-complex="normal"/>
    </style:style>
    <style:style style:name="T79" style:family="text">
      <style:text-properties style:font-name="Arial" fo:font-style="normal" officeooo:rsid="00522b46" style:font-style-asian="normal" style:font-style-complex="normal"/>
    </style:style>
    <style:style style:name="T80" style:family="text">
      <style:text-properties style:font-name="Arial" fo:font-style="normal" officeooo:rsid="005374b7" style:font-style-asian="normal" style:font-style-complex="normal"/>
    </style:style>
    <style:style style:name="T81" style:family="text">
      <style:text-properties style:font-name="Arial" fo:font-style="normal" officeooo:rsid="0054bd10" style:font-style-asian="normal" style:font-style-complex="normal"/>
    </style:style>
    <style:style style:name="T82" style:family="text">
      <style:text-properties style:font-name="Arial" fo:font-style="normal" officeooo:rsid="0055c68b" style:font-style-asian="normal" style:font-style-complex="normal"/>
    </style:style>
    <style:style style:name="T83" style:family="text">
      <style:text-properties style:font-name="Arial" fo:font-style="normal" fo:font-weight="bold" officeooo:rsid="004f09d4" style:font-style-asian="normal" style:font-weight-asian="bold" style:font-style-complex="normal" style:font-weight-complex="bold"/>
    </style:style>
    <style:style style:name="T84" style:family="text">
      <style:text-properties style:font-name="Arial" fo:font-style="normal" fo:font-weight="bold" officeooo:rsid="0054bd10" style:font-style-asian="normal" style:font-weight-asian="bold" style:font-style-complex="normal" style:font-weight-complex="bold"/>
    </style:style>
    <style:style style:name="T85" style:family="text">
      <style:text-properties style:font-name="Arial" fo:font-style="normal" fo:font-weight="bold" officeooo:rsid="005374b7" style:font-style-asian="normal" style:font-weight-asian="bold" style:font-style-complex="normal"/>
    </style:style>
    <style:style style:name="T86" style:family="text">
      <style:text-properties style:font-name="Arial" officeooo:rsid="00358004" style:font-size-asian="10.5pt"/>
    </style:style>
    <style:style style:name="T87" style:family="text">
      <style:text-properties style:font-name="Arial" fo:font-style="italic" officeooo:rsid="00362b69" style:font-size-asian="10.5pt" style:font-style-asian="italic" style:font-style-complex="italic"/>
    </style:style>
    <style:style style:name="T88" style:family="text">
      <style:text-properties style:font-name="Arial" fo:font-style="italic" officeooo:rsid="003b8da4" style:font-size-asian="10.5pt" style:font-style-asian="italic" style:font-style-complex="italic"/>
    </style:style>
    <style:style style:name="T89" style:family="text">
      <style:text-properties style:font-name="Arial" fo:font-style="italic" fo:font-weight="bold" officeooo:rsid="00362b69" style:font-size-asian="10.5pt" style:font-style-asian="italic" style:font-weight-asian="bold" style:font-style-complex="italic" style:font-weight-complex="bold"/>
    </style:style>
    <style:style style:name="T90" style:family="text">
      <style:text-properties style:font-name="Arial" fo:font-style="italic" fo:font-weight="bold" officeooo:rsid="00362b69" style:font-style-asian="italic" style:font-weight-asian="bold" style:font-style-complex="italic" style:font-weight-complex="bold"/>
    </style:style>
    <style:style style:name="T91" style:family="text">
      <style:text-properties style:font-name="Arial" fo:font-style="italic" officeooo:rsid="00362b69" style:font-style-asian="italic" style:font-style-complex="italic"/>
    </style:style>
    <style:style style:name="T92" style:family="text">
      <style:text-properties style:font-name="Arial" fo:font-size="14pt" fo:font-style="normal" fo:font-weight="bold" officeooo:rsid="005374b7" style:font-size-asian="14pt" style:font-style-asian="normal" style:font-weight-asian="bold" style:font-size-complex="14pt" style:font-style-complex="normal"/>
    </style:style>
    <style:style style:name="T93" style:family="text">
      <style:text-properties fo:font-size="14pt" fo:font-weight="bold" officeooo:rsid="00183ec1" style:font-size-asian="14pt" style:font-weight-asian="bold" style:font-size-complex="14pt"/>
    </style:style>
    <style:style style:name="T94" style:family="text">
      <style:text-properties style:text-position="0% 100%" fo:font-size="12pt" fo:font-weight="bold" officeooo:rsid="002fc079" style:font-size-asian="12pt" style:font-weight-asian="bold" style:font-size-complex="12pt" style:font-weight-complex="bold"/>
    </style:style>
    <style:style style:name="T95" style:family="text">
      <style:text-properties style:text-position="0% 100%" fo:font-size="12pt" fo:font-weight="bold" officeooo:rsid="0032b9d2" style:font-size-asian="12pt" style:font-weight-asian="bold" style:font-size-complex="12pt" style:font-weight-complex="bold"/>
    </style:style>
    <style:style style:name="T96" style:family="text">
      <style:text-properties style:text-position="0% 100%" fo:font-size="12pt" fo:font-weight="normal" officeooo:rsid="0032b9d2" style:font-size-asian="12pt" style:font-weight-asian="normal" style:font-size-complex="12pt" style:font-weight-complex="normal"/>
    </style:style>
    <style:style style:name="T97" style:family="text">
      <style:text-properties style:text-position="0% 100%" fo:font-size="12pt" fo:font-weight="normal" officeooo:rsid="002fc079" style:font-size-asian="12pt" style:font-weight-asian="normal" style:font-size-complex="12pt" style:font-weight-complex="normal"/>
    </style:style>
    <style:style style:name="T98" style:family="text">
      <style:text-properties style:text-position="0% 100%" fo:font-size="12pt" fo:font-weight="normal" officeooo:rsid="0079f8e2" style:font-size-asian="12pt" style:font-weight-asian="normal" style:font-size-complex="12pt" style:font-weight-complex="normal"/>
    </style:style>
    <style:style style:name="T99" style:family="text">
      <style:text-properties style:text-position="0% 100%" fo:font-size="12pt" fo:font-weight="normal" officeooo:rsid="0032d911" style:font-size-asian="12pt" style:font-weight-asian="normal" style:font-size-complex="12pt" style:font-weight-complex="normal"/>
    </style:style>
    <style:style style:name="T100" style:family="text">
      <style:text-properties style:text-position="0% 100%" fo:font-size="12pt" fo:font-weight="normal" officeooo:rsid="00310d93" style:font-size-asian="12pt" style:font-weight-asian="normal" style:font-size-complex="12pt" style:font-weight-complex="normal"/>
    </style:style>
    <style:style style:name="T101" style:family="text">
      <style:text-properties style:text-position="0% 100%" style:font-name="Arial" fo:font-size="12pt" fo:font-style="normal" officeooo:rsid="002fc079" style:font-size-asian="12pt" style:font-style-asian="normal" style:font-size-complex="12pt" style:font-style-complex="normal"/>
    </style:style>
    <style:style style:name="T102" style:family="text">
      <style:text-properties style:text-position="0% 100%" style:font-name="Arial" fo:font-size="12pt" fo:font-style="normal" officeooo:rsid="0033a3c6" style:font-size-asian="12pt" style:font-style-asian="normal" style:font-size-complex="12pt" style:font-style-complex="normal"/>
    </style:style>
    <style:style style:name="T103" style:family="text">
      <style:text-properties style:text-position="0% 100%" style:font-name="Arial" fo:font-size="12pt" fo:font-style="normal" officeooo:rsid="003e49df" style:font-size-asian="12pt" style:font-style-asian="normal" style:font-size-complex="12pt" style:font-style-complex="normal"/>
    </style:style>
    <style:style style:name="T104" style:family="text">
      <style:text-properties style:text-position="0% 100%" style:font-name="Arial" fo:font-size="12pt" fo:font-style="normal" officeooo:rsid="003efb5c" style:font-size-asian="12pt" style:font-style-asian="normal" style:font-size-complex="12pt" style:font-style-complex="normal"/>
    </style:style>
    <style:style style:name="T105" style:family="text">
      <style:text-properties style:text-position="0% 100%" style:font-name="Arial" fo:font-size="12pt" fo:font-style="normal" fo:font-weight="normal" officeooo:rsid="0032b9d2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style:text-position="0% 100%" style:font-name="Arial" fo:font-size="12pt" fo:font-style="normal" fo:font-weight="normal" officeooo:rsid="007b2f12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style:text-position="0% 100%" style:font-name="Arial" fo:font-size="12pt" fo:font-style="normal" fo:font-weight="normal" officeooo:rsid="00335ae0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style:text-position="0% 100%" style:font-name="Arial" fo:font-size="12pt" fo:font-style="normal" fo:font-weight="normal" officeooo:rsid="0033a3c6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style:text-position="0% 100%" style:font-name="Arial" fo:font-size="12pt" fo:font-style="normal" fo:font-weight="normal" officeooo:rsid="007cf48e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style:text-position="0% 100%" style:font-name="Arial" fo:font-size="12pt" fo:font-style="normal" fo:font-weight="normal" officeooo:rsid="003e49df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style:text-position="0% 100%" style:font-name="Arial" fo:font-size="12pt" fo:font-style="normal" fo:font-weight="normal" officeooo:rsid="003efb5c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officeooo:rsid="003e0b37"/>
    </style:style>
    <style:style style:name="T113" style:family="text">
      <style:text-properties officeooo:rsid="003f0448"/>
    </style:style>
    <style:style style:name="T114" style:family="text">
      <style:text-properties officeooo:rsid="00512085"/>
    </style:style>
    <style:style style:name="T115" style:family="text">
      <style:text-properties officeooo:rsid="005ced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github.com/Thuggonaut/42IC_Ring01_Born2beRoot" text:style-name="Internet_20_link" text:visited-style-name="Visited_20_Internet_20_Link">https://github.com/Thuggonaut/42IC_Ring01_Born2beRoot</text:a></text:p>
      <text:p text:style-name="P1"/>
      <text:p text:style-name="P1">How a virtual machine works.</text:p>
      <text:p text:style-name="P1">The purpose of virtual machines. <text:s text:c="2"/></text:p>
      <text:p text:style-name="P4">Is the process of emulation a physical computer that uses software instead of hardware to run. It allows the running of multiple machines virtually on a single device. </text:p>
      <text:p text:style-name="P4"/>
      <text:p text:style-name="P1">Their choice of operating system.</text:p>
      <text:p text:style-name="P15">The basic differences between Rocky and Debian.</text:p>
      <text:p text:style-name="P5"><text:span text:style-name="T9"><text:tab/>Rocky is more enterprise </text:span><text:span text:style-name="T10">modified version of red hat enterprise linux, while debian is a more general purpose and easier to setup.</text:span></text:p>
      <text:p text:style-name="P57"/>
      <text:p text:style-name="P20">the difference between aptitude and apt </text:p>
      <text:p text:style-name="P58"><text:tab/>Apt (Advanced packaging tool) is a low level package manager that can be used by other higher level package managers, while aptitude is high level. Aptitude handles a lot more than apt, including the functionalities of apt mark (marking a package as manually or automatically installed allowing it or not for manual removal) and apt-cache (that does the query and display info about packages)</text:p>
      <text:p text:style-name="P58"/>
      <text:p text:style-name="P3"><text:span text:style-name="T49">what is </text:span><text:span text:style-name="T48">APPArmor</text:span></text:p>
      <text:p text:style-name="P10"><text:span text:style-name="T2"><text:tab/>They are</text:span><text:span text:style-name="T3"> an application security system </text:span><text:span text:style-name="T2">that restricts applications capabilities and permissions, providing isonaltion between applications. SELinux is harder to user than AppArmor but provides </text:span><text:span text:style-name="T4">much more control of how the processes are isolated. </text:span></text:p>
      <text:p text:style-name="P10"><text:span text:style-name="T4"><text:tab/></text:span><text:span text:style-name="T5">Run sudo apparmor_status</text:span></text:p>
      <text:p text:style-name="P60"/>
      <text:p text:style-name="P16">Ensure that the machine does not have a graphical environment at launch. </text:p>
      <text:p text:style-name="P6"><text:span text:style-name="T18"><text:tab/></text:span><text:span text:style-name="T5">Run apt list --installed | grep “.org”</text:span></text:p>
      <text:p text:style-name="P21"/>
      <text:p text:style-name="P7"><text:span text:style-name="T5"><text:s/></text:span><text:span text:style-name="T19">Check that the UFW service is started with the help of the student being evaluated.</text:span></text:p>
      <text:p text:style-name="P11"><text:span text:style-name="T19"><text:tab/></text:span><text:span text:style-name="T20">Run </text:span><text:span text:style-name="T19">sudo ufw status<text:tab/></text:span></text:p>
      <text:p text:style-name="P17"/>
      <text:p text:style-name="P17">Check that the SSH service is started with the help of the student being evaluated.</text:p>
      <text:p text:style-name="P8"><text:span text:style-name="T19"><text:tab/></text:span><text:span text:style-name="T6">Run </text:span><text:span text:style-name="T5">sudo systemctl status sshd </text:span></text:p>
      <text:p text:style-name="P22"/>
      <text:p text:style-name="P18">Check that the chosen operating system is Debian or Rocky </text:p>
      <text:p text:style-name="P8"><text:span text:style-name="Emphasis"><text:span text:style-name="T32"><text:tab/></text:span></text:span><text:span text:style-name="Emphasis"><text:span text:style-name="T34">R</text:span></text:span><text:span text:style-name="Emphasis"><text:span text:style-name="T32">un </text:span></text:span><text:span text:style-name="Emphasis"><text:span text:style-name="T33">hostnamectl</text:span></text:span></text:p>
      <text:p text:style-name="P8"><text:span text:style-name="Emphasis"><text:span text:style-name="T33"/></text:span></text:p>
      <text:p text:style-name="P2">The subject requires that a user with the login of the student being evaluated exists</text:p>
      <text:p text:style-name="P2">on the virtual machine. Check that it has been added and that it belongs to the</text:p>
      <text:p text:style-name="P9"><text:span text:style-name="Emphasis"><text:span text:style-name="T35">"sudo" and "user42" groups.</text:span></text:span></text:p>
      <text:p text:style-name="P70"><text:span text:style-name="Source_20_Text"><text:span text:style-name="T51"><text:tab/>id </text:span></text:span><text:span text:style-name="Source_20_Text"><text:span text:style-name="T52">ricsanto</text:span></text:span></text:p>
      <text:p text:style-name="P46">First, create a new user. Assign it a password of your choice, respecting the subject rules. The</text:p>
      <text:p text:style-name="P46">student being evaluated must now explain to you how they were able to set up the rules requested</text:p>
      <text:p text:style-name="P34"><text:span text:style-name="Source_20_Text"><text:span text:style-name="T66">in the subject on their virtual machine.</text:span></text:span></text:p>
      <text:p text:style-name="P45"><text:span text:style-name="T11">&gt; sudo adduser </text:span><text:span text:style-name="T31">[Username] </text:span><text:span text:style-name="T11"><text:s/>&gt; </text:span><text:span text:style-name="T12">to create new user</text:span></text:p>
      <text:p text:style-name="P79"><text:span text:style-name="T12"><text:tab/><text:tab/>&gt; </text:span><text:span text:style-name="T13">sudo deluser </text:span><text:span text:style-name="T31">[Username] </text:span><text:span text:style-name="T11"><text:s/>&gt; </text:span><text:span text:style-name="T13">delete user</text:span></text:p>
      <text:p text:style-name="P82"><text:span text:style-name="T11"><text:tab/><text:tab/>&gt; </text:span><text:bookmark text:name="hs_cos_wrapper_post_body"/><text:span text:style-name="Source_20_Text"><text:span text:style-name="T70">sudo passwd </text:span></text:span><text:span text:style-name="Source_20_Text"><text:span text:style-name="T76">[Username] </text:span></text:span><text:span text:style-name="Source_20_Text"><text:span text:style-name="T70">&gt; </text:span></text:span><text:span text:style-name="Source_20_Text"><text:span text:style-name="T71">to set new user</text:span></text:span></text:p>
      <text:p text:style-name="P82"><text:soft-page-break/><text:span text:style-name="Source_20_Text"><text:span text:style-name="T71"><text:tab/><text:tab/>&gt; </text:span></text:span><text:span text:style-name="Source_20_Text"><text:span text:style-name="T74">id </text:span></text:span><text:span text:style-name="Source_20_Text"><text:span text:style-name="T76">[Username]</text:span></text:span><text:span text:style-name="Source_20_Text"><text:span text:style-name="T74"> &gt; displays user ID group ID and group memberships associated with user</text:span></text:span></text:p>
      <text:p text:style-name="P71"><text:span text:style-name="Source_20_Text"><text:span text:style-name="T64"><text:tab/><text:tab/>&gt; users<text:tab/>&gt; </text:span></text:span><text:span text:style-name="Source_20_Text"><text:span text:style-name="T65">list currently logged in users</text:span></text:span></text:p>
      <text:p text:style-name="P72"><text:span text:style-name="Source_20_Text"><text:span text:style-name="T53">sudo vim /etc/pam.d/common-password &gt; </text:span></text:span><text:span text:style-name="Source_20_Text"><text:span text:style-name="T54">setup passwords </text:span></text:span><text:span text:style-name="Source_20_Text"><text:span text:style-name="T55">we installed</text:span></text:span><text:span text:style-name="Source_20_Text"><text:span text:style-name="T56"> libpwquality, a </text:span></text:span><text:span text:style-name="Source_20_Text"><text:span text:style-name="T57">PAM (Pluggable authentication module)</text:span></text:span><text:span text:style-name="Source_20_Text"><text:span text:style-name="T56"> that allows us to set some requirements for the passwords.</text:span></text:span></text:p>
      <text:p text:style-name="P51"><text:span text:style-name="T21">&gt; retry </text:span><text:span text:style-name="T37">[</text:span><text:span text:style-name="T38">Count</text:span><text:span text:style-name="T37">] </text:span><text:span text:style-name="T21">&gt; ammount of times before returning an error to the user</text:span></text:p>
      <text:p text:style-name="P84"><text:span text:style-name="T21"><text:tab/><text:tab/>&gt; minlen </text:span><text:span text:style-name="T37">[</text:span><text:span text:style-name="T38">Count</text:span><text:span text:style-name="T37">] </text:span><text:span text:style-name="T21">&gt; minimum length</text:span></text:p>
      <text:p text:style-name="P84"><text:span text:style-name="T21"><text:tab/><text:tab/>&gt;</text:span><text:span text:style-name="T37">[Type]</text:span><text:span text:style-name="T21">credit </text:span><text:span text:style-name="T37">[</text:span><text:span text:style-name="T38">Count</text:span><text:span text:style-name="T37">] </text:span><text:span text:style-name="T21">&gt; (ammount of times </text:span><text:span text:style-name="T24">a type </text:span><text:span text:style-name="T21">it can appear on the password. </text:span><text:span text:style-name="T25">A</text:span><text:span text:style-name="T21"> negative number means it needs to have it at least x ammount of times</text:span></text:p>
      <text:p text:style-name="P84"><text:span text:style-name="T21"><text:tab/><text:tab/><text:tab/>&gt; ucredit </text:span><text:span text:style-name="T37">[</text:span><text:span text:style-name="T38">Count</text:span><text:span text:style-name="T37">] </text:span><text:span text:style-name="T21">&gt; uppercase</text:span></text:p>
      <text:p text:style-name="P84"><text:span text:style-name="T21"><text:tab/><text:tab/><text:tab/>&gt;</text:span><text:span text:style-name="T26"> lcredit </text:span><text:span text:style-name="T37">[</text:span><text:span text:style-name="T38">Count</text:span><text:span text:style-name="T37">] </text:span><text:span text:style-name="T26">&gt; lowercase</text:span></text:p>
      <text:p text:style-name="P84"><text:span text:style-name="T26"><text:tab/><text:tab/>&gt; maxrepeat </text:span><text:span text:style-name="T37">[</text:span><text:span text:style-name="T38">Count</text:span><text:span text:style-name="T37">] </text:span><text:span text:style-name="T26">&gt; rejects passwords with more than x same consecutive chars</text:span></text:p>
      <text:p text:style-name="P84"><text:span text:style-name="T26"><text:tab/><text:tab/>&gt;</text:span><text:span text:style-name="T27"> reject_username </text:span></text:p>
      <text:p text:style-name="P81"><text:span text:style-name="T27"><text:tab/><text:tab/>&gt; </text:span><text:span text:style-name="T22">dikfok </text:span><text:span text:style-name="T37">[</text:span><text:span text:style-name="T38">Count</text:span><text:span text:style-name="T37">] </text:span><text:span text:style-name="T22">&gt; number of changes in the new password from the ol</text:span><text:span text:style-name="T23">d</text:span></text:p>
      <text:p text:style-name="P73"><text:span text:style-name="Source_20_Text"><text:span text:style-name="T58"><text:tab/><text:tab/>&gt; </text:span></text:span><text:span text:style-name="Source_20_Text"><text:span text:style-name="T59">enforce_for_root &gt; </text:span></text:span><text:span text:style-name="Source_20_Text"><text:span text:style-name="T60">Allows the root to skip a rule (off is on by default </text:span></text:span><text:span text:style-name="Source_20_Text"><text:span text:style-name="T61">so if you call it it just skips the rule</text:span></text:span><text:span text:style-name="Source_20_Text"><text:span text:style-name="T60">)</text:span></text:span></text:p>
      <text:p text:style-name="P73"><text:span text:style-name="Source_20_Text"><text:span text:style-name="T60"/></text:span></text:p>
      <text:p text:style-name="P74"><text:span text:style-name="Source_20_Text"><text:span text:style-name="T53">sudo vim /etc/</text:span></text:span><text:span text:style-name="Source_20_Text"><text:span text:style-name="T62">login.defs &gt; </text:span></text:span><text:span text:style-name="Source_20_Text"><text:span text:style-name="T63">to setup expire dates </text:span></text:span></text:p>
      <text:p text:style-name="P74"><text:span text:style-name="Source_20_Text"><text:span text:style-name="T63"/></text:span></text:p>
      <text:p text:style-name="P47"><text:s text:c="4"/>Now that you have a new user, ask the student being evaluated to create a group named "evaluating" in</text:p>
      <text:p text:style-name="P35"><text:span text:style-name="Source_20_Text"><text:span text:style-name="T67"><text:s text:c="4"/>front of you and assign it to this user. Finally, check that this user belongs to the "evaluating" group.</text:span></text:span></text:p>
      <text:p text:style-name="P52"><text:span text:style-name="T93"><text:tab/></text:span><text:span text:style-name="T97">&gt; sudo addgroup </text:span><text:span text:style-name="T94">[Group name] </text:span><text:span text:style-name="T97">&gt; create group</text:span></text:p>
      <text:p text:style-name="P83"><text:span text:style-name="T97"><text:tab/><text:tab/>&gt; </text:span><text:span text:style-name="T98">sudo delgroup </text:span><text:span text:style-name="T94">[Group name] </text:span><text:span text:style-name="T97">&gt; </text:span><text:span text:style-name="T98">delete group</text:span></text:p>
      <text:p text:style-name="P83"><text:span text:style-name="T97"><text:tab/><text:tab/>&gt; getent group &gt; list all groups </text:span><text:span text:style-name="T99">and users in them</text:span></text:p>
      <text:p text:style-name="P83"><text:span text:style-name="T97"><text:tab/><text:tab/>&gt; getent group </text:span><text:span text:style-name="T94">[Group name] </text:span><text:span text:style-name="T97">&gt; list </text:span><text:span text:style-name="T99">users in a </text:span><text:span text:style-name="T97">group</text:span></text:p>
      <text:p text:style-name="P83"><text:span text:style-name="T97"><text:tab/><text:tab/>&gt; </text:span><text:span text:style-name="T100">sudo usermod -aG</text:span><text:span text:style-name="T96">(a- append user G -group)</text:span><text:span text:style-name="T100"> </text:span><text:span text:style-name="T94">[Group name] <text:s/>[</text:span><text:span text:style-name="T95">User</text:span><text:span text:style-name="T94">] </text:span></text:p>
      <text:p text:style-name="P75"><text:span text:style-name="Source_20_Text"><text:span text:style-name="T101"><text:tab/><text:tab/></text:span></text:span><text:span text:style-name="Source_20_Text"><text:span text:style-name="T105">&gt; </text:span></text:span><text:span text:style-name="Source_20_Text"><text:span text:style-name="T106">cat</text:span></text:span><text:span text:style-name="Source_20_Text"><text:span text:style-name="T107"> /etc/passwd &gt; check all local users </text:span></text:span><text:span text:style-name="Source_20_Text"><text:span text:style-name="T108">and format it (passwd is the file that stores </text:span></text:span><text:span text:style-name="Source_20_Text"><text:span text:style-name="T109">account info</text:span></text:span><text:span text:style-name="Source_20_Text"><text:span text:style-name="T108">)</text:span></text:span></text:p>
      <text:p text:style-name="P75"><text:span text:style-name="Source_20_Text"><text:span text:style-name="T108"/></text:span></text:p>
      <text:p text:style-name="P36"><text:span text:style-name="Source_20_Text"><text:span text:style-name="T108"><text:s text:c="2"/></text:span></text:span><text:span text:style-name="Source_20_Text"><text:span text:style-name="T102"><text:s/>Check that the hostname of the machine is correctly formatted as follows: login42 (login of the student being evaluated).</text:span></text:span></text:p>
      <text:p text:style-name="P36"><text:span text:style-name="Source_20_Text"><text:span text:style-name="T102"><text:tab/></text:span></text:span><text:span text:style-name="Source_20_Text"><text:span text:style-name="T110">Hostname</text:span></text:span></text:p>
      <text:p text:style-name="P36"><text:span text:style-name="Source_20_Text"><text:span text:style-name="T110"/></text:span></text:p>
      <text:p text:style-name="P37"><text:span text:style-name="Source_20_Text"><text:span text:style-name="T103"><text:s/>Modify this hostname by replacing the login with yours, then restart the machine. If on restart, the hostname has not been updated, the evaluation stops here.</text:span></text:span></text:p>
      <text:p text:style-name="P38"><text:span text:style-name="Source_20_Text"><text:span text:style-name="T111">Sudo hostnamectl set-hostname [name]</text:span></text:span></text:p>
      <text:p text:style-name="P38"><text:span text:style-name="Source_20_Text"><text:span text:style-name="T111">remember to reboot and change again to the last hostname otherwise it wont work</text:span></text:span></text:p>
      <text:p text:style-name="P38"><text:span text:style-name="Source_20_Text"><text:span text:style-name="T111"/></text:span></text:p>
      <text:p text:style-name="P41"><text:span text:style-name="Source_20_Text"><text:span text:style-name="T104"><text:s/>Compare the output with the example given in the subject. Please note: if the student being evaluated completes the bonuses, it will be necessary to refer to the bonus example.</text:span></text:span></text:p>
      <text:p text:style-name="P39"/>
      <text:p text:style-name="P54"><text:soft-page-break/>Following FHS (filesystem hierarchy standard) these are some conventions linux distros should follow in their mount points</text:p>
      <text:p text:style-name="P85">/<text:tab/>&gt; the root directory of the file system hierarchy</text:p>
      <text:p text:style-name="P85">/boot <text:tab/>&gt; contains home directories for users</text:p>
      <text:p text:style-name="P85">/temp<text:tab/>&gt; contains temporary files</text:p>
      <text:p text:style-name="P85">/srv<text:tab/>&gt; contains data for services for HTTP email etc</text:p>
      <text:p text:style-name="P86"><text:tab/><text:tab/>/home<text:tab/>&gt; contains users home directories, and their files</text:p>
      <text:p text:style-name="P86"><text:tab/><text:tab/>/var<text:tab/>&gt; variable files files that can change during normal operation of the system</text:p>
      <text:p text:style-name="P85">/var/log &gt; stores log files</text:p>
      <text:p text:style-name="P85">/swap<text:tab/>&gt; used when RAM is full, to temporarily store more inactive or less frequently used memory in RAM for the designated area on the hard drive</text:p>
      <text:p text:style-name="P86"><text:tab/><text:span text:style-name="T112">To check the system partitions use:</text:span></text:p>
      <text:p text:style-name="P86"><text:tab/><text:tab/>&gt; <text:span text:style-name="T112">lsblk &gt; </text:span><text:span text:style-name="T113">lists information about all available mass storage devices</text:span></text:p>
      <text:p text:style-name="P76"><text:tab/><text:span text:style-name="T47">These are some examples but depending on what you are configuring you can have</text:span></text:p>
      <text:p text:style-name="P76"><text:span text:style-name="T47"/></text:p>
      <text:p text:style-name="P48">The student being evaluated should</text:p>
      <text:p text:style-name="P40">give you a brief explanation of how LVM works and what it is all about.</text:p>
      <text:p text:style-name="P80">Stands for logical volume manager it allows the allocation of space on mass storage devices more flexible than conventional partitioning since you can span across multiple disks</text:p>
      <text:p text:style-name="P80"/>
      <text:p text:style-name="P42"><text:s/>Check that the "sudo" program is properly installed on the virtual machine.</text:p>
      <text:p text:style-name="P77"><text:span text:style-name="T1"><text:tab/>&gt;</text:span><text:span text:style-name="T7">check sudo version by using &gt; which visudo</text:span></text:p>
      <text:p text:style-name="P43"><text:span text:style-name="T7"><text:s text:c="3"/></text:span><text:span text:style-name="T28"><text:s/>The student being evaluated should now show assigning your new user to the "sudo" group.</text:span></text:p>
      <text:p text:style-name="P78"><text:span text:style-name="Source_20_Text"><text:span text:style-name="T71">&gt; </text:span></text:span><text:span text:style-name="Source_20_Text"><text:span text:style-name="T72">sudo adduser </text:span></text:span><text:span text:style-name="Source_20_Text"><text:span text:style-name="T77">[Username]</text:span></text:span><text:span text:style-name="Source_20_Text"><text:span text:style-name="T72"> </text:span></text:span><text:span text:style-name="Source_20_Text"><text:span text:style-name="T73">sudo</text:span></text:span><text:span text:style-name="Source_20_Text"><text:span text:style-name="T72">&gt; add user to sudo group</text:span></text:span></text:p>
      <text:p text:style-name="P78"><text:span text:style-name="Source_20_Text"><text:span text:style-name="T72"/></text:span></text:p>
      <text:p text:style-name="P43"><text:span text:style-name="Source_20_Text"><text:span text:style-name="T77">The subject mandates strict rules for sudo. The student being evaluated must first explain the value and operation of sudo using examples of their choice. In a second step, it must show you the implementation of the rules imposed by the subject.</text:span></text:span></text:p>
      <text:p text:style-name="P44"><text:span text:style-name="Source_20_Text"><text:span text:style-name="T77">erify that the "/var/log/sudo/" folder exists and has at least one file. Check the contents of the files in this folder, You should see a history of the commands used with sudo. Finally, try to run a command via sudo. See if the file (s) in the "/var/log/sudo/" folder have been updated. I</text:span></text:span></text:p>
      <text:p text:style-name="P55"><text:span text:style-name="T1">Allows users to execute commands as another user, (it can be super user or not).</text:span></text:p>
      <text:p text:style-name="P61"><text:span text:style-name="Source_20_Text"><text:span text:style-name="T50">Its a good safeguard to have so you dont execute commands that may break the system by mistake. Also by running a program in root it would make it also have root privileges and that would make it easier for malicious programs to ruin the system.</text:span></text:span></text:p>
      <text:p text:style-name="P61"><text:span text:style-name="Source_20_Text"><text:span text:style-name="T69"/></text:span></text:p>
      <text:p text:style-name="P56"><text:span text:style-name="T14">For security we should create a log of all the sudo commands to check what changes were made to the system for it we go to var/log and create a sudo folder with sudo.log inside that will store all the logs.</text:span></text:p>
      <text:p text:style-name="P87"><text:soft-page-break/><text:span text:style-name="T14"><text:tab/></text:span><text:span text:style-name="T15">Then we edit the sudoers file using </text:span><text:span text:style-name="T41">sudo visudo</text:span><text:span text:style-name="T15"> and add these lines </text:span><text:span text:style-name="T16">(defaults to change the propriety for all users)</text:span></text:p>
      <text:p text:style-name="P13"><text:span text:style-name="Source_20_Text"><text:span text:style-name="T16"><text:tab/><text:tab/></text:span></text:span><text:span text:style-name="Source_20_Text"><text:span text:style-name="T75">Defaults <text:s text:c="4"/>secure_path="/usr/local/sbin:/usr/local/bin:/usr/bin:/sbin:/bin"</text:span></text:span></text:p>
      <text:p text:style-name="P87"><text:span text:style-name="T16"><text:tab/><text:tab/><text:tab/></text:span><text:span text:style-name="T42">(</text:span><text:span text:style-name="T43">paths to where the sudo command is restricted</text:span><text:span text:style-name="T42">)</text:span></text:p>
      <text:p text:style-name="P59"><text:tab/><text:tab/>Defaults<text:tab/>badpass_message="Password is wrong, <text:span text:style-name="T114">possible skill issue</text:span>"</text:p>
      <text:p text:style-name="P87"><text:span text:style-name="T15"><text:tab/><text:tab/><text:tab/></text:span><text:span text:style-name="T42">(message when sudo password is wrong)</text:span></text:p>
      <text:p text:style-name="P59"><text:tab/><text:tab/>Defaults<text:tab/>passwd_tries=3</text:p>
      <text:p text:style-name="P87"><text:span text:style-name="T42"><text:tab/><text:tab/><text:tab/>(</text:span><text:span text:style-name="T44">sudo </text:span><text:span text:style-name="T42">password max tries)</text:span></text:p>
      <text:p text:style-name="P59"><text:tab/><text:tab/>Defaults<text:tab/>logfile="/var/log/sudo/sudo.log"</text:p>
      <text:p text:style-name="P87"><text:span text:style-name="T42"><text:tab/><text:tab/><text:tab/>(</text:span><text:span text:style-name="T45">log file</text:span><text:span text:style-name="T42">)</text:span><text:span text:style-name="T15"><text:tab/></text:span></text:p>
      <text:p text:style-name="P59"><text:tab/><text:tab/>Defaults<text:tab/>log_input, log_output</text:p>
      <text:p text:style-name="P87"><text:span text:style-name="T15"><text:tab/><text:tab/><text:tab/></text:span><text:span text:style-name="T42">(</text:span><text:span text:style-name="T45">log </text:span><text:span text:style-name="T46">all input and output</text:span><text:span text:style-name="T42">)</text:span></text:p>
      <text:p text:style-name="P59"><text:tab/><text:tab/>Defaults<text:tab/>requiretty</text:p>
      <text:p text:style-name="P62"><text:span text:style-name="Source_20_Text"><text:span text:style-name="T86"><text:tab/><text:tab/><text:tab/></text:span></text:span><text:span text:style-name="Source_20_Text"><text:span text:style-name="T87">(</text:span></text:span><text:span text:style-name="Source_20_Text"><text:span text:style-name="T88">require user to be logged into a real tty (TeleTYpewriter), and the commands are being executed on the terminal not through a script or pipe</text:span></text:span><text:span text:style-name="Source_20_Text"><text:span text:style-name="T87">)</text:span></text:span></text:p>
      <text:p text:style-name="P62"><text:span text:style-name="Source_20_Text"><text:span text:style-name="T87"/></text:span></text:p>
      <text:p text:style-name="P25"><text:span text:style-name="Source_20_Text"><text:span text:style-name="T89">Check that the "UFW" (or "Firewalld" for rocky) program is properly installed on the virtual machine. <text:s text:c="3"/>List the active rules in UFW (or Firewalld). A rule must exist for port 4242.</text:span></text:span></text:p>
      <text:p text:style-name="P63"><text:span text:style-name="Source_20_Text"><text:span text:style-name="T91">&gt; sudo ufw status<text:tab/><text:tab/><text:tab/>&gt; to check open ports</text:span></text:span></text:p>
      <text:p text:style-name="P23"><text:span text:style-name="Source_20_Text"><text:span text:style-name="T90">The student being evaluated should provide a basic explanation of what UFW (or Firewalld) is and its value.</text:span></text:span></text:p>
      <text:p text:style-name="P24"><text:span text:style-name="Source_20_Text"><text:span text:style-name="T78">Uncomplicated fire wall its a network security system that monitors and controlls network traffic</text:span></text:span></text:p>
      <text:p text:style-name="P24"><text:span text:style-name="Source_20_Text"><text:span text:style-name="T78"/></text:span></text:p>
      <text:p text:style-name="P26"><text:span text:style-name="Source_20_Text"><text:span text:style-name="T83">Add a new rule to open port 8080. Check that this one has been added by listing the active rules.</text:span></text:span></text:p>
      <text:p text:style-name="P88"><text:span text:style-name="T17">&gt; sudo ufw allow </text:span><text:span text:style-name="T36">[PORT]</text:span><text:span text:style-name="T17"><text:tab/><text:tab/>&gt; to allow a port use </text:span></text:p>
      <text:p text:style-name="P88"><text:span text:style-name="T29">&gt; sudo ufw deny </text:span><text:span text:style-name="T39">[PORT]</text:span><text:span text:style-name="T29"><text:tab/><text:tab/>&gt; to deny a port use </text:span></text:p>
      <text:p text:style-name="P88"><text:span text:style-name="T17">&gt; sudo ufw delete </text:span><text:span text:style-name="T36">[</text:span><text:span text:style-name="T40">RULE</text:span><text:span text:style-name="T36">]</text:span><text:span text:style-name="T17"> </text:span><text:span text:style-name="T36">[PORT]</text:span><text:span text:style-name="T17">&gt;to close port </text:span><text:span text:style-name="T30">where rule can be allow or deny</text:span></text:p>
      <text:p text:style-name="P64"><text:span text:style-name="Source_20_Text"><text:span text:style-name="T68"/></text:span></text:p>
      <text:p text:style-name="P27"><text:span text:style-name="Source_20_Text"><text:span text:style-name="T83"><text:s text:c="2"/>Check that the SSH service is properly installed on the virtual machine.</text:span></text:span></text:p>
      <text:p text:style-name="P65"><text:span text:style-name="Source_20_Text"><text:span text:style-name="T83"><text:tab/></text:span></text:span><text:span text:style-name="Source_20_Text"><text:span text:style-name="T78">&gt; <text:s/>sudo systemctl status sshd &gt;</text:span></text:span></text:p>
      <text:p text:style-name="P65"><text:span text:style-name="Source_20_Text"><text:span text:style-name="T78"/></text:span></text:p>
      <text:p text:style-name="P28"><text:span text:style-name="Source_20_Text"><text:span text:style-name="T83">The student being evaluated must be able to explain to you basically what SSH is and the value of using it.</text:span></text:span></text:p>
      <text:p text:style-name="P66"><text:span text:style-name="Source_20_Text"><text:span text:style-name="T78">Secure shell protocol is a way to remotely access a machine. It encrypts the connection between two computers and allows the communication between them.</text:span></text:span></text:p>
      <text:p text:style-name="P66"><text:span text:style-name="Source_20_Text"><text:span text:style-name="T78"/></text:span></text:p>
      <text:p text:style-name="P29"><text:span text:style-name="Source_20_Text"><text:span text:style-name="T83"><text:s/>Verify that the SSH service only uses port 4242 in the virtual machine.</text:span></text:span></text:p>
      <text:p text:style-name="P12"><text:span text:style-name="Source_20_Text"><text:span text:style-name="T78">vi /etc/ssh/sshd_config &gt; </text:span></text:span><text:span text:style-name="Source_20_Text"><text:span text:style-name="T79">check port </text:span></text:span><text:span text:style-name="Source_20_Text"><text:span text:style-name="T80">and permit root login</text:span></text:span></text:p>
      <text:p text:style-name="P29"><text:span text:style-name="Source_20_Text"><text:span text:style-name="T83"/></text:span></text:p>
      <text:p text:style-name="P30"><text:span text:style-name="Source_20_Text"><text:span text:style-name="T83"><text:s/>The student being evaluated should help you use SSH in order to log in with the newly created user. To do this, you can use a key or a simple password. It will </text:span></text:span><text:soft-page-break/><text:span text:style-name="Source_20_Text"><text:span text:style-name="T83">depend on the student being evaluated. Of course, you have to make sure that you cannot use SSH with the "root" user as stated in the subject.</text:span></text:span></text:p>
      <text:p text:style-name="P30"><text:span text:style-name="Source_20_Text"><text:span text:style-name="T80">To use ssh within another terminal use </text:span></text:span></text:p>
      <text:p text:style-name="P33">&gt; hostname &gt; Get the System DNS name</text:p>
      <text:p text:style-name="P69">&gt; hostname -I &gt; Shows all the network addresses of the host</text:p>
      <text:p text:style-name="P67"><text:span text:style-name="Source_20_Text"><text:span text:style-name="T92"><text:tab/></text:span></text:span><text:span text:style-name="Source_20_Text"><text:span text:style-name="T80">&gt; use ssh </text:span></text:span><text:span text:style-name="Source_20_Text"><text:span text:style-name="T85">[loginname]</text:span></text:span><text:span text:style-name="Source_20_Text"><text:span text:style-name="T80">@</text:span></text:span><text:span text:style-name="Source_20_Text"><text:span text:style-name="T85">[ADRESS] </text:span></text:span><text:span text:style-name="Source_20_Text"><text:span text:style-name="T80">-p </text:span></text:span><text:span text:style-name="Source_20_Text"><text:span text:style-name="T85">[PORT] </text:span></text:span><text:span text:style-name="Source_20_Text"><text:span text:style-name="T80"><text:s text:c="2"/>&gt; where the port is one of the allowed ones through the firewall</text:span></text:span></text:p>
      <text:p text:style-name="P67"><text:span text:style-name="Source_20_Text"><text:span text:style-name="T80"/></text:span></text:p>
      <text:p text:style-name="P68"><text:span text:style-name="Source_20_Text"><text:span text:style-name="T81">trying to login with the hostname ricsanto42 should not work since its root </text:span></text:span></text:p>
      <text:p text:style-name="P68"><text:span text:style-name="Source_20_Text"><text:span text:style-name="T81"/></text:span></text:p>
      <text:p text:style-name="P49"/>
      <text:p text:style-name="P49">Script monitoring</text:p>
      <text:p text:style-name="P31"><text:span text:style-name="Source_20_Text"><text:span text:style-name="T81"/></text:span></text:p>
      <text:p text:style-name="P31"><text:span text:style-name="Source_20_Text"><text:span text:style-name="T84"><text:s/>What "cron" is.</text:span></text:span></text:p>
      <text:p text:style-name="P31"><text:span text:style-name="Source_20_Text"><text:span text:style-name="T84"><text:tab/></text:span></text:span><text:span text:style-name="Source_20_Text"><text:span text:style-name="T81">Its a </text:span></text:span><text:span text:style-name="Source_20_Text"><text:span text:style-name="T82">job scheduler in linux that runs continuously in the background and you can set it up to schedule commands to run a fixed times</text:span></text:span></text:p>
      <text:p text:style-name="P31"><text:span text:style-name="Source_20_Text"><text:span text:style-name="T82"/></text:span></text:p>
      <text:p text:style-name="P19">Once the script's correct functioning has been verified, the student being evaluated should ensure that it runs every minute. <text:s/>Finally, the student being evaluated should make the script stop running when the server has started up</text:p>
      <text:p text:style-name="P32">sudo crontab -e &gt; edit number</text:p>
      <text:p text:style-name="P53"><text:span text:style-name="T8">we needed to change in the visudo file (sudo visudo) add a command </text:span><text:span text:style-name="Source_20_Text">&lt;your_intra_username ALL=(ALL) NOPASSWD: /usr/local/bin/monitoring.sh</text:span></text:p>
      <text:p text:style-name="P14"><text:span text:style-name="Source_20_Text">ls -l </text:span><text:span text:style-name="Source_20_Text"><text:span text:style-name="T115">for permissions</text:span></text:span></text:p>
      <text:p text:style-name="P53"><text:span text:style-name="Source_20_Text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6T16:05:07.118136659</dc:date>
    <meta:editing-duration>PT2H8M54S</meta:editing-duration>
    <meta:editing-cycles>65</meta:editing-cycles>
    <meta:generator>LibreOffice/7.3.7.2$Linux_X86_64 LibreOffice_project/30$Build-2</meta:generator>
    <meta:document-statistic meta:table-count="0" meta:image-count="0" meta:object-count="0" meta:page-count="5" meta:paragraph-count="122" meta:word-count="1666" meta:character-count="9820" meta:non-whitespace-character-count="8124"/>
  </office:meta>
</office:document-meta>
</file>